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size="26pt" style:text-underline-style="solid" style:text-underline-width="auto" style:text-underline-color="font-color" fo:font-weight="bold" style:font-size-asian="26pt" style:font-weight-asian="bold" style:font-size-complex="26pt"/>
    </style:style>
    <style:style style:name="P6" style:family="paragraph" style:parent-style-name="Standard">
      <style:paragraph-properties fo:line-height="150%"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7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line-height="150%" fo:text-align="justify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9" style:family="paragraph" style:parent-style-name="Standard">
      <style:paragraph-properties fo:line-height="150%" fo:text-align="justify" style:justify-single-word="false"/>
      <style:text-properties fo:font-size="16pt" style:font-size-asian="16pt" style:font-size-complex="16pt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3pt" style:font-size-asian="13pt" style:font-size-complex="13pt"/>
    </style:style>
    <style:style style:name="P13" style:family="paragraph" style:parent-style-name="Standard">
      <style:paragraph-properties fo:line-height="150%" fo:text-align="justify" style:justify-single-word="false"/>
      <style:text-properties fo:color="#24292e" fo:font-size="13pt" style:font-size-asian="13pt" style:font-size-complex="13pt" fo:background-color="#ffffff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3e1bc" officeooo:paragraph-rsid="0013e1bc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5ce4a" officeooo:paragraph-rsid="0015ce4a"/>
    </style:style>
    <style:style style:name="P17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</style:style>
    <style:style style:name="P18" style:family="paragraph" style:parent-style-name="Standard" style:list-style-name="WWNum2">
      <style:paragraph-properties fo:margin-left="1.27cm" fo:margin-right="0cm" fo:line-height="150%" fo:text-align="justify" style:justify-single-word="false" fo:text-indent="-0.635cm" style:auto-text-indent="false"/>
    </style:style>
    <style:style style:name="P19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weight="bold" style:font-size-asian="13pt" style:font-weight-asian="bold" style:font-size-complex="13pt"/>
    </style:style>
    <style:style style:name="T11" style:family="text">
      <style:text-properties fo:font-size="13pt" style:text-underline-style="none" style:font-size-asian="13pt" style:font-size-complex="13pt"/>
    </style:style>
    <style:style style:name="T12" style:family="text">
      <style:text-properties fo:font-size="13pt" style:text-underline-style="none" officeooo:rsid="001503b4" style:font-size-asian="13pt" style:font-size-complex="13pt"/>
    </style:style>
    <style:style style:name="T13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14" style:family="text">
      <style:text-properties fo:font-size="13pt" style:text-underline-style="none" fo:font-weight="normal" officeooo:rsid="0016523b" style:font-size-asian="11.3500003814697pt" style:font-weight-asian="normal" style:font-size-complex="13pt" style:font-weight-complex="normal"/>
    </style:style>
    <style:style style:name="T15" style:family="text">
      <style:text-properties fo:color="#ff0000" fo:font-size="13pt" style:font-size-asian="13pt" style:font-size-complex="13pt"/>
    </style:style>
    <style:style style:name="T16" style:family="text">
      <style:text-properties fo:color="#24292e" fo:font-size="13pt" style:font-size-asian="13pt" style:font-size-complex="13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oft-page-break/><text:span text:style-name="T1">PRÀCTICA 3</text:span></text:p>
      <text:p text:style-name="P2"/>
      <text:p text:style-name="P2"/>
      <text:p text:style-name="P2"/>
      <text:p text:style-name="P5"/>
      <text:p text:style-name="P2"><text:span text:style-name="T1">Planificació</text:span></text:p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3"/>
      <text:p text:style-name="P3"><text:span text:style-name="T2">Oriol Vidal Teruel</text:span></text:p>
      <text:p text:style-name="P3"><text:span text:style-name="T2">Jordi Donadeu Casassas</text:span></text:p>
      <text:p text:style-name="P3"><text:span text:style-name="T2">Oriol Pascual Anglés</text:span></text:p>
      <text:p text:style-name="P3"/>
      <text:p text:style-name="P3"><text:span text:style-name="T2">Quadrimestre Tardor 2018-2019</text:span></text:p>
      <text:p text:style-name="P6"/>
      <text:p text:style-name="P2"><text:span text:style-name="T3"/></text:p>
      <text:p text:style-name="P2"><text:span text:style-name="T3"/></text:p>
      <text:p text:style-name="P2"><text:soft-page-break/><text:span text:style-name="T3">ÍNDEX</text:span></text:p>
      <text:p text:style-name="P2"/>
      <text:p text:style-name="P1"><text:span text:style-name="T4">1- Introducció<text:tab/><text:tab/><text:tab/><text:tab/><text:tab/><text:tab/><text:tab/><text:tab/><text:tab/><text:tab/></text:span><text:span text:style-name="T7">2</text:span></text:p>
      <text:p text:style-name="P7"/>
      <text:p text:style-name="P1"><text:span text:style-name="T4">2- Modelació del domini<text:tab/><text:tab/><text:tab/><text:tab/><text:tab/><text:tab/><text:tab/></text:span><text:span text:style-name="T5">3</text:span></text:p>
      <text:p text:style-name="P7"/>
      <text:p text:style-name="P1"><text:span text:style-name="T4">3- Modelació dels problemes a resoldre</text:span></text:p>
      <text:p text:style-name="P7"/>
      <text:p text:style-name="P1"><text:span text:style-name="T4">4- Desenvolupament dels models</text:span></text:p>
      <text:p text:style-name="P7"/>
      <text:p text:style-name="P1"><text:span text:style-name="T4">5- Proves</text:span></text:p>
      <text:p text:style-name="P7"/>
      <text:p text:style-name="P1"><text:span text:style-name="T4"><text:s/><text:tab/><text:tab/><text:tab/><text:tab/><text:tab/><text:tab/><text:tab/></text:span></text:p>
      <text:p text:style-name="Standard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<text:span text:style-name="T6">1- Introducció</text:span></text:p>
      <text:p text:style-name="P8"/>
      <text:p text:style-name="P4"><text:span text:style-name="T8">En aquesta pràctica se’ns presenta un problema que haurem de resoldre mitjançant el planificador Fast Forward.</text:span></text:p>
      <text:p text:style-name="P11"/>
      <text:p text:style-name="P4"><text:span text:style-name="T9">Per tal de realitzar i implementar aquesta pràctica correctament, seguirem la metodologia explicada a classe, el que implica seguir les següents fases:</text:span></text:p>
      <text:p text:style-name="P9"/>
      <text:p text:style-name="P4"><text:span text:style-name="T9">- </text:span><text:span text:style-name="T10">Modelació del domini:</text:span><text:span text:style-name="T9"> Determinar de quina manera s’ha modelat el domini, és a dir, les variables, els predicats i les accions.</text:span></text:p>
      <text:p text:style-name="P9"/>
      <text:p text:style-name="P4"><text:span text:style-name="T9">- </text:span><text:span text:style-name="T10">Modelació dels problemes a resoldre:</text:span><text:span text:style-name="T9"> Determinar de quina manera s’ha modelat els problemes a resoldre, és a dir, els objectes, l’estat inicial i l’estat final.</text:span></text:p>
      <text:p text:style-name="P9"/>
      <text:p text:style-name="P4"><text:span text:style-name="T9">- </text:span><text:span text:style-name="T10">Desenvolupament dels models:</text:span><text:span text:style-name="T9"> Determinar com s’han desenvolupat els models.</text:span></text:p>
      <text:p text:style-name="P9"/>
      <text:p text:style-name="P4"><text:span text:style-name="T9">- </text:span><text:span text:style-name="T10">Jocs de prova:</text:span><text:span text:style-name="T9"> Validació de que el sistema funciona tal i com l’enunciat diu que ha de funciona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6">2- Modelació del domini</text:span></text:p>
      <text:p text:style-name="P12"/>
      <text:p text:style-name="P4"><text:span text:style-name="T9">Per tal de modelar el domini vam haver d’incloure els següents requeriments:</text:span></text:p>
      <text:p text:style-name="P4"><text:span text:style-name="T16">:adl :typing :equality</text:span></text:p>
      <text:p text:style-name="P13"/>
      <text:p text:style-name="P4"><text:span text:style-name="T16">Els tipus de les constants i paràmetres que es van fer servir pel problema van ser:</text:span></text:p>
      <text:p text:style-name="P4"><text:span text:style-name="T16">rover persona suministre assentament base combustible</text:span></text:p>
      <text:p text:style-name="P13"/>
      <text:p text:style-name="P4"><text:span text:style-name="T9">Els predicats per tal de representar el problema van ser:</text:span></text:p>
      <text:list xml:id="list3069729238" text:style-name="WWNum1">
        <text:list-item>
          <text:p text:style-name="P17"><text:span text:style-name="T9">aparcat: rover r aparcat a base b</text:span></text:p>
        </text:list-item>
        <text:list-item>
          <text:p text:style-name="P17"><text:span text:style-name="T9">l_rover: rover r localitzat a assentament a</text:span></text:p>
        </text:list-item>
        <text:list-item>
          <text:p text:style-name="P17"><text:span text:style-name="T9">l_persona: persona p es trobat a assentament a</text:span></text:p>
        </text:list-item>
        <text:list-item>
          <text:p text:style-name="P17"><text:span text:style-name="T9">l_sum: subministre s es troba a assentament a</text:span></text:p>
        </text:list-item>
        <text:list-item>
          <text:p text:style-name="P17"><text:span text:style-name="T9">rover_buit: el rover r no porta res</text:span></text:p>
        </text:list-item>
        <text:list-item>
          <text:p text:style-name="P17"><text:span text:style-name="T9">rover_1p: el rover r porta 1 persona</text:span></text:p>
        </text:list-item>
        <text:list-item>
          <text:p text:style-name="P17"><text:span text:style-name="T9">rover_2p: el rover r porta 2 persones</text:span></text:p>
        </text:list-item>
        <text:list-item>
          <text:p text:style-name="P17"><text:span text:style-name="T9">rover_s: el rover r porta el subministre s</text:span></text:p>
        </text:list-item>
        <text:list-item>
          <text:p text:style-name="P17"><text:span text:style-name="T9">comb_rest: el rover r disposa de combustible c</text:span></text:p>
        </text:list-item>
        <text:list-item>
          <text:p text:style-name="P17"><text:span text:style-name="T9">peticio_p: la persona p ha de ser a l’assentament a</text:span></text:p>
        </text:list-item>
        <text:list-item>
          <text:p text:style-name="P17"><text:span text:style-name="T9">peticio_s: el subministre s ha de ser a l’assentament a</text:span></text:p>
        </text:list-item>
        <text:list-item>
          <text:p text:style-name="P17"><text:span text:style-name="T9">deixo_p: la persona p ha sigut transportada a l’assentament a</text:span></text:p>
        </text:list-item>
        <text:list-item>
          <text:p text:style-name="P17"><text:span text:style-name="T9">deixo_s: el subministre s ha sigut transportat a l’assentament a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<text:span text:style-name="T9">Per tal de resoldre el problema vam utilitzar les següents accions:</text:span></text:p>
      <text:list xml:id="list943102994" text:style-name="WWNum2">
        <text:list-item>
          <text:p text:style-name="P18"><text:span text:style-name="T9">translate: si el rover r està aparcat a la base b es treu l’assignació i el rover r no estarà aparcat a la base b. En canvi, si el rover està localitzat a l’assentament a0, es desassigna el rover d’aquest assentament a0 i passa a estar localitzat a l’assentament a1.</text:span></text:p>
        </text:list-item>
        <text:list-item>
          <text:p text:style-name="P18"><text:span text:style-name="T9">pick1person: si el rover r està localitzat a l’assentament a i la persona p està localitzada a l’assentament a es desassigna a la persona p de l’assentament i el rover r portarà a la persona p. En canvi, si el rover r està buit passarà a no estar buit. En canvi, si el rover ja portava a una altra persona p2 ara passarà a portar a dos persones, p i p2.</text:span></text:p>
        </text:list-item>
        <text:list-item>
          <text:p text:style-name="P18"><text:span text:style-name="T9">pick2person: si tant el rover r com les persones p1 i p2 es troben a l’assentament a i el rover r està buit es desassignen les persones p1 i p2 de l’assentament i el rover passarà a no estar buit i portarà a les dues persones p1 i p2.</text:span></text:p>
        </text:list-item>
        <text:list-item>
          <text:p text:style-name="P18"><text:span text:style-name="T9">picksuministre: s’assigna el subministre s al rover r si el rover r estava buit i el subministre s es troba a l’assentament a.</text:span></text:p>
        </text:list-item>
        <text:list-item>
          <text:p text:style-name="P18"><text:span text:style-name="T9">Descarregar:</text:span><text:span text:style-name="T11"> </text:span><text:span text:style-name="T12">si el rover porta una persona o un subministre a sobre i estan a un assentament en el qual el subministre o la persona ha de baixar, el baixa del rover.</text:span></text:p>
        </text:list-item>
        <text:list-item>
          <text:p text:style-name="P18"><text:span text:style-name="T9">carregar: si el rover r no està aparcat a la base b i el rover r es troba a l’assentament a el rover r passarà a estar aparcat a la base b i a no estar assignat a l’assentament a.</text:span></text:p>
        </text:list-item>
      </text:list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6">3- Modelació dels problemes a resoldre</text:span></text:p>
      <text:p text:style-name="P4"><text:span text:style-name="T9">Determinar de quina manera s’ha modelat els problemes a resoldre, és a dir, els objectes, l’estat inicial i l’estat final.</text:span></text:p>
      <text:p text:style-name="P4"><text:span text:style-name="T13"/></text:p>
      <text:p text:style-name="P15"><text:span text:style-name="T13">Els problemes s’han modelat de la següent manera, n’hem generat 2 per mart i 20 per rovers.</text:span></text:p>
      <text:p text:style-name="P15"><text:span text:style-name="T13"/></text:p>
      <text:p text:style-name="P16"><text:span text:style-name="T13">El primer problema de mart es va modelar de la següent forma:</text:span></text:p>
      <text:p text:style-name="P16"><text:span text:style-name="T13">Objectes:</text:span></text:p>
      <text:p text:style-name="P16"><text:span text:style-name="T13">2 rovers</text:span></text:p>
      <text:p text:style-name="P16"><text:span text:style-name="T13">1 base</text:span></text:p>
      <text:p text:style-name="P16"><text:span text:style-name="T13">3 assentaments</text:span></text:p>
      <text:p text:style-name="P16"><text:span text:style-name="T13">2 persones</text:span></text:p>
      <text:p text:style-name="P16"><text:span text:style-name="T13">1 subministre</text:span></text:p>
      <text:p text:style-name="P16"><text:span text:style-name="T13">1 combustible</text:span></text:p>
      <text:p text:style-name="P16"><text:span text:style-name="T13"/></text:p>
      <text:p text:style-name="P16"><text:span text:style-name="T13">Estat inicial:</text:span></text:p>
      <text:p text:style-name="P16"><text:span text:style-name="T13">S’inicialitzen els 2 cotxes a la base i s’assignen com a buits.</text:span></text:p>
      <text:p text:style-name="P16"><text:span text:style-name="T13">S’inicialitzen les 2 persones a assentaments diferents i el subministre al tercer assentament. </text:span></text:p>
      <text:p text:style-name="P16"><text:span text:style-name="T13">Finalment es fa una petició de moure el subministre a l’assentament 1, la persona 0 a l’assentament 2 i la persona 1 a l’assentament0.</text:span></text:p>
      <text:p text:style-name="P16"><text:span text:style-name="T13"/></text:p>
      <text:p text:style-name="P16"><text:span text:style-name="T13">Estat final:</text:span></text:p>
      <text:p text:style-name="P16"><text:span text:style-name="T13">La persona 0 està assignada a l’assentament 2, la persona 1 està assignada a l’assentament 0 i el subministre està a l’assentament1.</text:span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oft-page-break/><text:span text:style-name="T13">El segon problema de mart es va modelar de la següent forma:</text:span></text:p>
      <text:p text:style-name="P16"><text:span text:style-name="T13">Objectes:</text:span></text:p>
      <text:p text:style-name="P16"><text:span text:style-name="T13">1 rover</text:span></text:p>
      <text:p text:style-name="P16"><text:span text:style-name="T13">1 base</text:span></text:p>
      <text:p text:style-name="P16"><text:span text:style-name="T13">3 assentaments</text:span></text:p>
      <text:p text:style-name="P16"><text:span text:style-name="T13">1 persona</text:span></text:p>
      <text:p text:style-name="P16"><text:span text:style-name="T13">1 subministre</text:span></text:p>
      <text:p text:style-name="P16"><text:span text:style-name="T13"/></text:p>
      <text:p text:style-name="P16"><text:span text:style-name="T13">Estat inicial:</text:span></text:p>
      <text:p text:style-name="P16"><text:span text:style-name="T13">S’inicialitza el rover a la base i s’assigna com a buit.</text:span></text:p>
      <text:p text:style-name="P16"><text:span text:style-name="T13">S’inicialitz</text:span><text:span text:style-name="T14">a la</text:span><text:span text:style-name="T13"> person</text:span><text:span text:style-name="T14">a</text:span><text:span text:style-name="T13"> i el subministre </text:span><text:span text:style-name="T14">al mateix assentament.</text:span></text:p>
      <text:p text:style-name="P16"><text:span text:style-name="T13">Finalment es fa una petició de moure el subministre a l’assentament 1 </text:span><text:span text:style-name="T14">i</text:span><text:span text:style-name="T13"> la persona a l’assentament 2.</text:span></text:p>
      <text:p text:style-name="P16"><text:span text:style-name="T13"/></text:p>
      <text:p text:style-name="P16"><text:span text:style-name="T13">Estat final:</text:span></text:p>
      <text:p text:style-name="P16"><text:span text:style-name="T13">La persona 0 està assignada a l’assentament 2 i el subministre està a l’assentament1.</text:span></text:p>
      <text:p text:style-name="P8"/>
      <text:p text:style-name="P8"/>
      <text:p text:style-name="P8"/>
      <text:p text:style-name="P8"/>
      <text:p text:style-name="P8"/>
      <text:p text:style-name="P4"><text:span text:style-name="T6">4- Desenvolupament dels models</text:span></text:p>
      <text:p text:style-name="P4"><text:span text:style-name="T9">Una breu explicació de com s’han desenvolupat els models (si d’una sola vegada o per iteracions)</text:span></text:p>
      <text:p text:style-name="P8"/>
      <text:p text:style-name="P8"/>
      <text:p text:style-name="P8"/>
      <text:p text:style-name="P8"/>
      <text:p text:style-name="P8"><text:soft-page-break/></text:p>
      <text:p text:style-name="P4"><text:span text:style-name="T6">5- Proves</text:span></text:p>
      <text:p text:style-name="P4"><text:span text:style-name="T9">Un conjunt de problemes de prova no trivials (mínim 2) explicant el resultat. Explicar què diferencia a les solucions que s’obté en cada joc de proves amb cada extens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23:10:00.880000000</dc:date>
    <meta:editing-duration>PT1M22S</meta:editing-duration>
    <meta:editing-cycles>1</meta:editing-cycles>
    <meta:generator>LibreOffice/6.0.3.2$Windows_X86_64 LibreOffice_project/8f48d515416608e3a835360314dac7e47fd0b821</meta:generator>
    <meta:document-statistic meta:table-count="0" meta:image-count="0" meta:object-count="0" meta:page-count="9" meta:paragraph-count="81" meta:word-count="880" meta:character-count="4903" meta:non-whitespace-character-count="4098"/>
  </office:meta>
</office:document-meta>
</file>